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386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background-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power_raising_test_averages_depth_equiv" table:style-name="ta1">
        <table:shapes>
          <draw:frame draw:z-index="0" draw:style-name="gr1" draw:text-style-name="P1" svg:width="6.3063in" svg:height="3.5555in" svg:x="25.911in" svg:y="0.226in">
            <draw:object draw:notify-on-update-of-ranges="1_power_raising_test_averages_depth_equiv.A2:1_power_raising_test_averages_depth_equiv.A13 1_power_raising_test_averages_depth_equiv.N2:1_power_raising_test_averages_depth_equiv.N13 1_power_raising_test_averages_depth_equiv.X2:1_power_raising_test_averages_depth_equiv.X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555in" svg:x="26.0543in" svg:y="4.8004in">
            <draw:object draw:notify-on-update-of-ranges="1_power_raising_test_averages_depth_equiv.A2:1_power_raising_test_averages_depth_equiv.A13 1_power_raising_test_averages_depth_equiv.P2:1_power_raising_test_averages_depth_equiv.P13 1_power_raising_test_averages_depth_equiv.X2:1_power_raising_test_averages_depth_equiv.X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3in" svg:height="3.5555in" svg:x="33.0402in" svg:y="0.2756in">
            <draw:object draw:notify-on-update-of-ranges="1_power_raising_test_averages_depth_equiv.A2:1_power_raising_test_averages_depth_equiv.A13 1_power_raising_test_averages_depth_equiv.Q2:1_power_raising_test_averages_depth_equiv.Q13 1_power_raising_test_averages_depth_equiv.X2:1_power_raising_test_averages_depth_equiv.X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63in" svg:height="3.5555in" svg:x="33.2291in" svg:y="4.8811in">
            <draw:object draw:notify-on-update-of-ranges="1_power_raising_test_averages_depth_equiv.A2:1_power_raising_test_averages_depth_equiv.A13 1_power_raising_test_averages_depth_equiv.S2:1_power_raising_test_averages_depth_equiv.S13 1_power_raising_test_averages_depth_equiv.X2:1_power_raising_test_averages_depth_equiv.X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63in" svg:height="3.5555in" svg:x="41.8213in" svg:y="0.3878in">
            <draw:object draw:notify-on-update-of-ranges="1_power_raising_test_averages_depth_equiv.A2:1_power_raising_test_averages_depth_equiv.A13 1_power_raising_test_averages_depth_equiv.T2:1_power_raising_test_averages_depth_equiv.T13 1_power_raising_test_averages_depth_equiv.X2:1_power_raising_test_averages_depth_equiv.X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3063in" svg:height="3.5555in" svg:x="41.8791in" svg:y="4.9945in">
            <draw:object draw:notify-on-update-of-ranges="1_power_raising_test_averages_depth_equiv.A2:1_power_raising_test_averages_depth_equiv.A13 1_power_raising_test_averages_depth_equiv.V2:1_power_raising_test_averages_depth_equiv.V13 1_power_raising_test_averages_depth_equiv.X2:1_power_raising_test_averages_depth_equiv.X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max_nr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1_operation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ib_4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5.638" calcext:value-type="float">
            <text:p>145.6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4977" calcext:value-type="float">
            <text:p>24.4977</text:p>
          </table:table-cell>
          <table:table-cell table:style-name="ce1" office:value-type="float" office:value="16.7937" calcext:value-type="float">
            <text:p>16.7937</text:p>
          </table:table-cell>
          <table:table-cell table:style-name="ce1" office:value-type="float" office:value="59551" calcext:value-type="float">
            <text:p>59551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40064" calcext:value-type="float">
            <text:p>40064</text:p>
          </table:table-cell>
          <table:table-cell table:style-name="ce1" table:formula="of:=ROUND([.R2]/[.L2])" office:value-type="float" office:value="10016" calcext:value-type="float">
            <text:p>10016</text:p>
          </table:table-cell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0.0000451398" calcext:value-type="float">
            <text:p>0.0000451398</text:p>
          </table:table-cell>
          <table:table-cell table:formula="of:=FLOOR(-LOG10([.U2]))" office:value-type="float" office:value="4" calcext:value-type="float">
            <text:p>4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4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.6781" calcext:value-type="float">
            <text:p>60.6781</text:p>
          </table:table-cell>
          <table:table-cell table:style-name="ce3" office:value-type="float" office:value="47.6148" calcext:value-type="float">
            <text:p>47.6148</text:p>
          </table:table-cell>
          <table:table-cell table:style-name="ce3" office:value-type="float" office:value="37838" calcext:value-type="float">
            <text:p>37838</text:p>
          </table:table-cell>
          <table:table-cell table:style-name="ce3" office:value-type="float" office:value="2280" calcext:value-type="float">
            <text:p>22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table:formula="of:=ROUND([.R3]/[.L3])" office:value-type="float" office:value="1454" calcext:value-type="float">
            <text:p>145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000203498" calcext:value-type="float">
            <text:p>0.0000203498</text:p>
          </table:table-cell>
          <table:table-cell table:formula="of:=FLOOR(-LOG10([.U3]))" office:value-type="float" office:value="4" calcext:value-type="float">
            <text:p>4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4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.743" calcext:value-type="float">
            <text:p>129.7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243" calcext:value-type="float">
            <text:p>24.243</text:p>
          </table:table-cell>
          <table:table-cell table:style-name="ce1" office:value-type="float" office:value="16.7172" calcext:value-type="float">
            <text:p>16.7172</text:p>
          </table:table-cell>
          <table:table-cell table:style-name="ce1" office:value-type="float" office:value="57248" calcext:value-type="float">
            <text:p>57248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table:formula="of:=ROUND([.R4]/[.L4])" office:value-type="float" office:value="4545" calcext:value-type="float">
            <text:p>4545</text:p>
          </table:table-cell>
          <table:table-cell table:style-name="ce1" office:value-type="float" office:value="2453" calcext:value-type="float">
            <text:p>2453</text:p>
          </table:table-cell>
          <table:table-cell table:style-name="ce1" office:value-type="float" office:value="6.67998E-018" calcext:value-type="float">
            <text:p>6.67998E-18</text:p>
          </table:table-cell>
          <table:table-cell table:formula="of:=FLOOR(-LOG10([.U4]))" office:value-type="float" office:value="17" calcext:value-type="float">
            <text:p>17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4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.9937" calcext:value-type="float">
            <text:p>40.9937</text:p>
          </table:table-cell>
          <table:table-cell table:style-name="ce3" office:value-type="float" office:value="29.9969" calcext:value-type="float">
            <text:p>29.9969</text:p>
          </table:table-cell>
          <table:table-cell table:style-name="ce3" office:value-type="float" office:value="21127" calcext:value-type="float">
            <text:p>2112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2045" calcext:value-type="float">
            <text:p>2045</text:p>
          </table:table-cell>
          <table:table-cell table:style-name="ce3" table:formula="of:=ROUND([.R5]/[.L5])" office:value-type="float" office:value="1023" calcext:value-type="float">
            <text:p>102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.22044E-018" calcext:value-type="float">
            <text:p>6.22044E-18</text:p>
          </table:table-cell>
          <table:table-cell table:formula="of:=FLOOR(-LOG10([.U5]))" office:value-type="float" office:value="17" calcext:value-type="float">
            <text:p>17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8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586" calcext:value-type="float">
            <text:p>123.5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.0633" calcext:value-type="float">
            <text:p>58.0633</text:p>
          </table:table-cell>
          <table:table-cell table:style-name="ce1" office:value-type="float" office:value="50.3969" calcext:value-type="float">
            <text:p>50.3969</text:p>
          </table:table-cell>
          <table:table-cell table:style-name="ce1" office:value-type="float" office:value="231529" calcext:value-type="float">
            <text:p>231529</text:p>
          </table:table-cell>
          <table:table-cell table:style-name="ce1" office:value-type="float" office:value="10505" calcext:value-type="float">
            <text:p>10505</text:p>
          </table:table-cell>
          <table:table-cell table:style-name="ce1" office:value-type="float" office:value="471823" calcext:value-type="float">
            <text:p>471823</text:p>
          </table:table-cell>
          <table:table-cell table:style-name="ce1" table:formula="of:=ROUND([.R6]/[.L6])" office:value-type="float" office:value="47182" calcext:value-type="float">
            <text:p>47182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0.00000790601" calcext:value-type="float">
            <text:p>0.00000790601</text:p>
          </table:table-cell>
          <table:table-cell table:formula="of:=FLOOR(-LOG10([.U6]))" office:value-type="float" office:value="5" calcext:value-type="float">
            <text:p>5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8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.813" calcext:value-type="float">
            <text:p>279.813</text:p>
          </table:table-cell>
          <table:table-cell table:style-name="ce3" office:value-type="float" office:value="249.537" calcext:value-type="float">
            <text:p>249.537</text:p>
          </table:table-cell>
          <table:table-cell table:style-name="ce3" office:value-type="float" office:value="192862" calcext:value-type="float">
            <text:p>192862</text:p>
          </table:table-cell>
          <table:table-cell table:style-name="ce3" office:value-type="float" office:value="7356" calcext:value-type="float">
            <text:p>7356</text:p>
          </table:table-cell>
          <table:table-cell table:style-name="ce3" office:value-type="float" office:value="74715" calcext:value-type="float">
            <text:p>74715</text:p>
          </table:table-cell>
          <table:table-cell table:style-name="ce3" table:formula="of:=ROUND([.R7]/[.L7])" office:value-type="float" office:value="7472" calcext:value-type="float">
            <text:p>747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.00000299514" calcext:value-type="float">
            <text:p>0.00000299514</text:p>
          </table:table-cell>
          <table:table-cell table:formula="of:=FLOOR(-LOG10([.U7]))" office:value-type="float" office:value="5" calcext:value-type="float">
            <text:p>5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8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9.123" calcext:value-type="float">
            <text:p>119.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.8219" calcext:value-type="float">
            <text:p>57.8219</text:p>
          </table:table-cell>
          <table:table-cell table:style-name="ce1" office:value-type="float" office:value="50.1938" calcext:value-type="float">
            <text:p>50.1938</text:p>
          </table:table-cell>
          <table:table-cell table:style-name="ce1" office:value-type="float" office:value="234925" calcext:value-type="float">
            <text:p>234925</text:p>
          </table:table-cell>
          <table:table-cell table:style-name="ce1" office:value-type="float" office:value="10744" calcext:value-type="float">
            <text:p>10744</text:p>
          </table:table-cell>
          <table:table-cell table:style-name="ce1" office:value-type="float" office:value="319214" calcext:value-type="float">
            <text:p>319214</text:p>
          </table:table-cell>
          <table:table-cell table:style-name="ce1" table:formula="of:=ROUND([.R8]/[.L8])" office:value-type="float" office:value="45602" calcext:value-type="float">
            <text:p>45602</text:p>
          </table:table-cell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9.67644E-016" calcext:value-type="float">
            <text:p>9.67644E-16</text:p>
          </table:table-cell>
          <table:table-cell table:formula="of:=FLOOR(-LOG10([.U8]))" office:value-type="float" office:value="15" calcext:value-type="float">
            <text:p>15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8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.301" calcext:value-type="float">
            <text:p>181.301</text:p>
          </table:table-cell>
          <table:table-cell table:style-name="ce3" office:value-type="float" office:value="159.398" calcext:value-type="float">
            <text:p>159.398</text:p>
          </table:table-cell>
          <table:table-cell table:style-name="ce3" office:value-type="float" office:value="119356" calcext:value-type="float">
            <text:p>119356</text:p>
          </table:table-cell>
          <table:table-cell table:style-name="ce3" office:value-type="float" office:value="5835" calcext:value-type="float">
            <text:p>5835</text:p>
          </table:table-cell>
          <table:table-cell table:style-name="ce3" office:value-type="float" office:value="35995" calcext:value-type="float">
            <text:p>35995</text:p>
          </table:table-cell>
          <table:table-cell table:style-name="ce3" table:formula="of:=ROUND([.R9]/[.L9])" office:value-type="float" office:value="5142" calcext:value-type="float">
            <text:p>514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.75241E-016" calcext:value-type="float">
            <text:p>4.75241E-16</text:p>
          </table:table-cell>
          <table:table-cell table:formula="of:=FLOOR(-LOG10([.U9]))" office:value-type="float" office:value="15" calcext:value-type="float">
            <text:p>15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16K_1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17" calcext:value-type="float">
            <text:p>126.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.114" calcext:value-type="float">
            <text:p>164.114</text:p>
          </table:table-cell>
          <table:table-cell table:style-name="ce1" office:value-type="float" office:value="156.473" calcext:value-type="float">
            <text:p>156.473</text:p>
          </table:table-cell>
          <table:table-cell table:style-name="ce1" office:value-type="float" office:value="845428" calcext:value-type="float">
            <text:p>845428</text:p>
          </table:table-cell>
          <table:table-cell table:style-name="ce1" office:value-type="float" office:value="32511" calcext:value-type="float">
            <text:p>32511</text:p>
          </table:table-cell>
          <table:table-cell table:style-name="ce1" office:value-type="float" office:value="1853746" calcext:value-type="float">
            <text:p>1853746</text:p>
          </table:table-cell>
          <table:table-cell table:style-name="ce1" table:formula="of:=ROUND([.R10]/[.L10])" office:value-type="float" office:value="185375" calcext:value-type="float">
            <text:p>185375</text:p>
          </table:table-cell>
          <table:table-cell table:style-name="ce1" office:value-type="float" office:value="22586" calcext:value-type="float">
            <text:p>22586</text:p>
          </table:table-cell>
          <table:table-cell table:style-name="ce1" office:value-type="float" office:value="0.0000519909" calcext:value-type="float">
            <text:p>0.0000519909</text:p>
          </table:table-cell>
          <table:table-cell table:formula="of:=FLOOR(-LOG10([.U10]))" office:value-type="float" office:value="4" calcext:value-type="float">
            <text:p>4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16K_1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.577" calcext:value-type="float">
            <text:p>554.577</text:p>
          </table:table-cell>
          <table:table-cell table:style-name="ce3" office:value-type="float" office:value="502.816" calcext:value-type="float">
            <text:p>502.816</text:p>
          </table:table-cell>
          <table:table-cell table:style-name="ce3" office:value-type="float" office:value="362836" calcext:value-type="float">
            <text:p>362836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166056" calcext:value-type="float">
            <text:p>166056</text:p>
          </table:table-cell>
          <table:table-cell table:style-name="ce3" table:formula="of:=ROUND([.R11]/[.L11])" office:value-type="float" office:value="16606" calcext:value-type="float">
            <text:p>16606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.0000241764" calcext:value-type="float">
            <text:p>0.0000241764</text:p>
          </table:table-cell>
          <table:table-cell table:formula="of:=FLOOR(-LOG10([.U11]))" office:value-type="float" office:value="4" calcext:value-type="float">
            <text:p>4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>
          <table:table-cell table:style-name="ce1" office:value-type="string" calcext:value-type="string">
            <text:p>HELib_16K_2</text:p>
          </table:table-cell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616" calcext:value-type="float">
            <text:p>123.6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.057" calcext:value-type="float">
            <text:p>162.057</text:p>
          </table:table-cell>
          <table:table-cell table:style-name="ce1" office:value-type="float" office:value="154.404" calcext:value-type="float">
            <text:p>154.404</text:p>
          </table:table-cell>
          <table:table-cell table:style-name="ce1" office:value-type="float" office:value="836906" calcext:value-type="float">
            <text:p>836906</text:p>
          </table:table-cell>
          <table:table-cell table:style-name="ce1" office:value-type="float" office:value="33075" calcext:value-type="float">
            <text:p>33075</text:p>
          </table:table-cell>
          <table:table-cell table:style-name="ce1" office:value-type="float" office:value="2322286" calcext:value-type="float">
            <text:p>2322286</text:p>
          </table:table-cell>
          <table:table-cell table:style-name="ce1" table:formula="of:=ROUND([.R12]/[.L12])" office:value-type="float" office:value="129016" calcext:value-type="float">
            <text:p>129016</text:p>
          </table:table-cell>
          <table:table-cell table:style-name="ce1" office:value-type="float" office:value="13644" calcext:value-type="float">
            <text:p>13644</text:p>
          </table:table-cell>
          <table:table-cell table:style-name="ce1" office:value-type="float" office:value="0.0000000000374124" calcext:value-type="float">
            <text:p>3.74124E-11</text:p>
          </table:table-cell>
          <table:table-cell table:formula="of:=FLOOR(-LOG10([.U12]))" office:value-type="float" office:value="10" calcext:value-type="float">
            <text:p>10</text:p>
          </table:table-cell>
          <table:table-cell/>
          <table:table-cell table:style-name="ce7" table:formula="of:=ORG.LIBREOFFICE.COLOR(200; 0; 0; 1)" office:value-type="float" office:value="29884416" calcext:value-type="float">
            <text:p>29884416</text:p>
          </table:table-cell>
        </table:table-row>
        <table:table-row table:style-name="ro1">
          <table:table-cell table:style-name="ce3" office:value-type="string" calcext:value-type="string">
            <text:p>SEAL_16K_2</text:p>
          </table:table-cell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1.58" calcext:value-type="float">
            <text:p>1161.58</text:p>
          </table:table-cell>
          <table:table-cell table:style-name="ce3" office:value-type="float" office:value="1073.16" calcext:value-type="float">
            <text:p>1073.16</text:p>
          </table:table-cell>
          <table:table-cell table:style-name="ce3" office:value-type="float" office:value="850276" calcext:value-type="float">
            <text:p>850276</text:p>
          </table:table-cell>
          <table:table-cell table:style-name="ce3" office:value-type="float" office:value="23763" calcext:value-type="float">
            <text:p>23763</text:p>
          </table:table-cell>
          <table:table-cell table:style-name="ce3" office:value-type="float" office:value="539686" calcext:value-type="float">
            <text:p>539686</text:p>
          </table:table-cell>
          <table:table-cell table:style-name="ce3" table:formula="of:=ROUND([.R13]/[.L13])" office:value-type="float" office:value="31746" calcext:value-type="float">
            <text:p>3174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.000000000000636936" calcext:value-type="float">
            <text:p>6.36936E-13</text:p>
          </table:table-cell>
          <table:table-cell table:formula="of:=FLOOR(-LOG10([.U13]))" office:value-type="float" office:value="12" calcext:value-type="float">
            <text:p>12</text:p>
          </table:table-cell>
          <table:table-cell/>
          <table:table-cell table:style-name="ce8" table:formula="of:=ORG.LIBREOFFICE.COLOR(0; 0; 200; 1)" office:value-type="float" office:value="16777416" calcext:value-type="float">
            <text:p>16777416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times_to_square</text:p>
          </table:table-cell>
          <table:table-cell office:value-type="string" calcext:value-type="string">
            <text:p>max_nr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/>
          <table:table-cell office:value-type="string" calcext:value-type="string">
            <text:p>decryption_duration[us]</text:p>
          </table:table-cell>
          <table:table-cell office:value-type="string" calcext:value-type="string">
            <text:p>mean_squared_erro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5.638" calcext:value-type="float">
            <text:p>145.6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4977" calcext:value-type="float">
            <text:p>24.4977</text:p>
          </table:table-cell>
          <table:table-cell table:style-name="ce1" office:value-type="float" office:value="16.7937" calcext:value-type="float">
            <text:p>16.7937</text:p>
          </table:table-cell>
          <table:table-cell table:style-name="ce1" office:value-type="float" office:value="59551" calcext:value-type="float">
            <text:p>59551</text:p>
          </table:table-cell>
          <table:table-cell table:style-name="ce1" office:value-type="float" office:value="3018" calcext:value-type="float">
            <text:p>3018</text:p>
          </table:table-cell>
          <table:table-cell table:style-name="ce1" office:value-type="float" office:value="40064" calcext:value-type="float">
            <text:p>40064</text:p>
          </table:table-cell>
          <table:table-cell table:style-name="ce1"/>
          <table:table-cell table:style-name="ce1" office:value-type="float" office:value="2987" calcext:value-type="float">
            <text:p>2987</text:p>
          </table:table-cell>
          <table:table-cell table:style-name="ce1" office:value-type="float" office:value="0.0000451398" calcext:value-type="float">
            <text:p>0.000045139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.6781" calcext:value-type="float">
            <text:p>60.6781</text:p>
          </table:table-cell>
          <table:table-cell table:style-name="ce3" office:value-type="float" office:value="47.6148" calcext:value-type="float">
            <text:p>47.6148</text:p>
          </table:table-cell>
          <table:table-cell table:style-name="ce3" office:value-type="float" office:value="37838" calcext:value-type="float">
            <text:p>37838</text:p>
          </table:table-cell>
          <table:table-cell table:style-name="ce3" office:value-type="float" office:value="2280" calcext:value-type="float">
            <text:p>22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/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.0000203498" calcext:value-type="float">
            <text:p>0.00002034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4578" calcext:value-type="float">
            <text:p>16.4578</text:p>
          </table:table-cell>
          <table:table-cell office:value-type="float" office:value="54485" calcext:value-type="float">
            <text:p>54485</text:p>
          </table:table-cell>
          <table:table-cell office:value-type="float" office:value="2939" calcext:value-type="float">
            <text:p>2939</text:p>
          </table:table-cell>
          <table:table-cell office:value-type="float" office:value="4404" calcext:value-type="float">
            <text:p>4404</text:p>
          </table:table-cell>
          <table:table-cell/>
          <table:table-cell office:value-type="float" office:value="2378" calcext:value-type="float">
            <text:p>2378</text:p>
          </table:table-cell>
          <table:table-cell office:value-type="float" office:value="4.35763E-016" calcext:value-type="float">
            <text:p>4.35763E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1117" calcext:value-type="float">
            <text:p>24.1117</text:p>
          </table:table-cell>
          <table:table-cell office:value-type="float" office:value="16.6359" calcext:value-type="float">
            <text:p>16.6359</text:p>
          </table:table-cell>
          <table:table-cell office:value-type="float" office:value="55081" calcext:value-type="float">
            <text:p>55081</text:p>
          </table:table-cell>
          <table:table-cell office:value-type="float" office:value="2739" calcext:value-type="float">
            <text:p>2739</text:p>
          </table:table-cell>
          <table:table-cell office:value-type="float" office:value="16189" calcext:value-type="float">
            <text:p>16189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float" office:value="0.0324259" calcext:value-type="float">
            <text:p>0.03242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5555" calcext:value-type="float">
            <text:p>16.5555</text:p>
          </table:table-cell>
          <table:table-cell office:value-type="float" office:value="55420" calcext:value-type="float">
            <text:p>55420</text:p>
          </table:table-cell>
          <table:table-cell office:value-type="float" office:value="2932" calcext:value-type="float">
            <text:p>2932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2437" calcext:value-type="float">
            <text:p>2437</text:p>
          </table:table-cell>
          <table:table-cell office:value-type="float" office:value="1.08041E-016" calcext:value-type="float">
            <text:p>1.08041E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1.053" calcext:value-type="float">
            <text:p>131.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2758" calcext:value-type="float">
            <text:p>24.2758</text:p>
          </table:table-cell>
          <table:table-cell office:value-type="float" office:value="16.6625" calcext:value-type="float">
            <text:p>16.6625</text:p>
          </table:table-cell>
          <table:table-cell office:value-type="float" office:value="58505" calcext:value-type="float">
            <text:p>58505</text:p>
          </table:table-cell>
          <table:table-cell office:value-type="float" office:value="3367" calcext:value-type="float">
            <text:p>3367</text:p>
          </table:table-cell>
          <table:table-cell office:value-type="float" office:value="20376" calcext:value-type="float">
            <text:p>20376</text:p>
          </table:table-cell>
          <table:table-cell/>
          <table:table-cell office:value-type="float" office:value="2863" calcext:value-type="float">
            <text:p>2863</text:p>
          </table:table-cell>
          <table:table-cell office:value-type="float" office:value="0.0406257" calcext:value-type="float">
            <text:p>0.04062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43" calcext:value-type="float">
            <text:p>24.243</text:p>
          </table:table-cell>
          <table:table-cell office:value-type="float" office:value="16.6164" calcext:value-type="float">
            <text:p>16.6164</text:p>
          </table:table-cell>
          <table:table-cell office:value-type="float" office:value="62628" calcext:value-type="float">
            <text:p>62628</text:p>
          </table:table-cell>
          <table:table-cell office:value-type="float" office:value="3241" calcext:value-type="float">
            <text:p>3241</text:p>
          </table:table-cell>
          <table:table-cell office:value-type="float" office:value="5777" calcext:value-type="float">
            <text:p>5777</text:p>
          </table:table-cell>
          <table:table-cell/>
          <table:table-cell office:value-type="float" office:value="3043" calcext:value-type="float">
            <text:p>3043</text:p>
          </table:table-cell>
          <table:table-cell office:value-type="float" office:value="2.71019E-017" calcext:value-type="float">
            <text:p>2.71019E-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2688" calcext:value-type="float">
            <text:p>24.2688</text:p>
          </table:table-cell>
          <table:table-cell office:value-type="float" office:value="16.7344" calcext:value-type="float">
            <text:p>16.7344</text:p>
          </table:table-cell>
          <table:table-cell office:value-type="float" office:value="59029" calcext:value-type="float">
            <text:p>59029</text:p>
          </table:table-cell>
          <table:table-cell office:value-type="float" office:value="3596" calcext:value-type="float">
            <text:p>3596</text:p>
          </table:table-cell>
          <table:table-cell office:value-type="float" office:value="19002" calcext:value-type="float">
            <text:p>19002</text:p>
          </table:table-cell>
          <table:table-cell/>
          <table:table-cell office:value-type="float" office:value="2587" calcext:value-type="float">
            <text:p>2587</text:p>
          </table:table-cell>
          <table:table-cell office:value-type="float" office:value="0.113055" calcext:value-type="float">
            <text:p>0.1130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.743" calcext:value-type="float">
            <text:p>129.74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.243" calcext:value-type="float">
            <text:p>24.243</text:p>
          </table:table-cell>
          <table:table-cell table:style-name="ce1" office:value-type="float" office:value="16.7172" calcext:value-type="float">
            <text:p>16.7172</text:p>
          </table:table-cell>
          <table:table-cell table:style-name="ce1" office:value-type="float" office:value="57248" calcext:value-type="float">
            <text:p>57248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/>
          <table:table-cell table:style-name="ce1" office:value-type="float" office:value="2453" calcext:value-type="float">
            <text:p>2453</text:p>
          </table:table-cell>
          <table:table-cell table:style-name="ce1" office:value-type="float" office:value="6.67998E-018" calcext:value-type="float">
            <text:p>6.67998E-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9.743" calcext:value-type="float">
            <text:p>129.7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1398" calcext:value-type="float">
            <text:p>24.1398</text:p>
          </table:table-cell>
          <table:table-cell office:value-type="float" office:value="16.3508" calcext:value-type="float">
            <text:p>16.3508</text:p>
          </table:table-cell>
          <table:table-cell office:value-type="float" office:value="54337" calcext:value-type="float">
            <text:p>54337</text:p>
          </table:table-cell>
          <table:table-cell office:value-type="float" office:value="3468" calcext:value-type="float">
            <text:p>3468</text:p>
          </table:table-cell>
          <table:table-cell office:value-type="float" office:value="15643" calcext:value-type="float">
            <text:p>15643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0.111649" calcext:value-type="float">
            <text:p>0.11164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.9937" calcext:value-type="float">
            <text:p>40.9937</text:p>
          </table:table-cell>
          <table:table-cell table:style-name="ce3" office:value-type="float" office:value="29.9969" calcext:value-type="float">
            <text:p>29.9969</text:p>
          </table:table-cell>
          <table:table-cell table:style-name="ce3" office:value-type="float" office:value="21127" calcext:value-type="float">
            <text:p>2112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2045" calcext:value-type="float">
            <text:p>2045</text:p>
          </table:table-cell>
          <table:table-cell table:style-name="ce3"/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.22044E-018" calcext:value-type="float">
            <text:p>6.22044E-1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586" calcext:value-type="float">
            <text:p>123.5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.0633" calcext:value-type="float">
            <text:p>58.0633</text:p>
          </table:table-cell>
          <table:table-cell table:style-name="ce1" office:value-type="float" office:value="50.3969" calcext:value-type="float">
            <text:p>50.3969</text:p>
          </table:table-cell>
          <table:table-cell table:style-name="ce1" office:value-type="float" office:value="231529" calcext:value-type="float">
            <text:p>231529</text:p>
          </table:table-cell>
          <table:table-cell table:style-name="ce1" office:value-type="float" office:value="10505" calcext:value-type="float">
            <text:p>10505</text:p>
          </table:table-cell>
          <table:table-cell table:style-name="ce1" office:value-type="float" office:value="471823" calcext:value-type="float">
            <text:p>471823</text:p>
          </table:table-cell>
          <table:table-cell table:style-name="ce1"/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0.00000790601" calcext:value-type="float">
            <text:p>0.000007906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7.95" calcext:value-type="float">
            <text:p>57.95</text:p>
          </table:table-cell>
          <table:table-cell office:value-type="float" office:value="50.4469" calcext:value-type="float">
            <text:p>50.4469</text:p>
          </table:table-cell>
          <table:table-cell office:value-type="float" office:value="230535" calcext:value-type="float">
            <text:p>230535</text:p>
          </table:table-cell>
          <table:table-cell office:value-type="float" office:value="9994" calcext:value-type="float">
            <text:p>9994</text:p>
          </table:table-cell>
          <table:table-cell office:value-type="float" office:value="516094" calcext:value-type="float">
            <text:p>516094</text:p>
          </table:table-cell>
          <table:table-cell/>
          <table:table-cell office:value-type="float" office:value="5534" calcext:value-type="float">
            <text:p>5534</text:p>
          </table:table-cell>
          <table:table-cell office:value-type="float" office:value="0.0000273695" calcext:value-type="float">
            <text:p>0.00002736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7.9547" calcext:value-type="float">
            <text:p>57.9547</text:p>
          </table:table-cell>
          <table:table-cell office:value-type="float" office:value="50.1242" calcext:value-type="float">
            <text:p>50.1242</text:p>
          </table:table-cell>
          <table:table-cell office:value-type="float" office:value="226402" calcext:value-type="float">
            <text:p>226402</text:p>
          </table:table-cell>
          <table:table-cell office:value-type="float" office:value="9469" calcext:value-type="float">
            <text:p>9469</text:p>
          </table:table-cell>
          <table:table-cell office:value-type="float" office:value="530958" calcext:value-type="float">
            <text:p>530958</text:p>
          </table:table-cell>
          <table:table-cell/>
          <table:table-cell office:value-type="float" office:value="5701" calcext:value-type="float">
            <text:p>5701</text:p>
          </table:table-cell>
          <table:table-cell office:value-type="float" office:value="0.228809" calcext:value-type="float">
            <text:p>0.2288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8.0586" calcext:value-type="float">
            <text:p>58.0586</text:p>
          </table:table-cell>
          <table:table-cell office:value-type="float" office:value="50.4883" calcext:value-type="float">
            <text:p>50.4883</text:p>
          </table:table-cell>
          <table:table-cell office:value-type="float" office:value="229984" calcext:value-type="float">
            <text:p>229984</text:p>
          </table:table-cell>
          <table:table-cell office:value-type="float" office:value="10916" calcext:value-type="float">
            <text:p>10916</text:p>
          </table:table-cell>
          <table:table-cell office:value-type="float" office:value="578713" calcext:value-type="float">
            <text:p>578713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4.194" calcext:value-type="float">
            <text:p>4.1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7.8391" calcext:value-type="float">
            <text:p>57.8391</text:p>
          </table:table-cell>
          <table:table-cell office:value-type="float" office:value="50.0781" calcext:value-type="float">
            <text:p>50.0781</text:p>
          </table:table-cell>
          <table:table-cell office:value-type="float" office:value="223579" calcext:value-type="float">
            <text:p>223579</text:p>
          </table:table-cell>
          <table:table-cell office:value-type="float" office:value="10138" calcext:value-type="float">
            <text:p>10138</text:p>
          </table:table-cell>
          <table:table-cell office:value-type="float" office:value="599769" calcext:value-type="float">
            <text:p>599769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7.21872E+028" calcext:value-type="float">
            <text:p>7.21872E+0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.586" calcext:value-type="float">
            <text:p>123.5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.0359" calcext:value-type="float">
            <text:p>58.0359</text:p>
          </table:table-cell>
          <table:table-cell office:value-type="float" office:value="50.4016" calcext:value-type="float">
            <text:p>50.4016</text:p>
          </table:table-cell>
          <table:table-cell office:value-type="float" office:value="226921" calcext:value-type="float">
            <text:p>226921</text:p>
          </table:table-cell>
          <table:table-cell office:value-type="float" office:value="9852" calcext:value-type="float">
            <text:p>9852</text:p>
          </table:table-cell>
          <table:table-cell office:value-type="float" office:value="643257" calcext:value-type="float">
            <text:p>643257</text:p>
          </table:table-cell>
          <table:table-cell/>
          <table:table-cell office:value-type="float" office:value="7954" calcext:value-type="float">
            <text:p>7954</text:p>
          </table:table-cell>
          <table:table-cell office:value-type="float" office:value="7.67933E+055" calcext:value-type="float">
            <text:p>7.67933E+05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.813" calcext:value-type="float">
            <text:p>279.813</text:p>
          </table:table-cell>
          <table:table-cell table:style-name="ce3" office:value-type="float" office:value="249.537" calcext:value-type="float">
            <text:p>249.537</text:p>
          </table:table-cell>
          <table:table-cell table:style-name="ce3" office:value-type="float" office:value="192862" calcext:value-type="float">
            <text:p>192862</text:p>
          </table:table-cell>
          <table:table-cell table:style-name="ce3" office:value-type="float" office:value="7356" calcext:value-type="float">
            <text:p>7356</text:p>
          </table:table-cell>
          <table:table-cell table:style-name="ce3" office:value-type="float" office:value="74715" calcext:value-type="float">
            <text:p>74715</text:p>
          </table:table-cell>
          <table:table-cell table:style-name="ce3"/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.00000299514" calcext:value-type="float">
            <text:p>0.0000029951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358" calcext:value-type="float">
            <text:p>358</text:p>
          </table:table-cell>
          <table:table-cell table:style-name="ce1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9.123" calcext:value-type="float">
            <text:p>119.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.8219" calcext:value-type="float">
            <text:p>57.8219</text:p>
          </table:table-cell>
          <table:table-cell table:style-name="ce1" office:value-type="float" office:value="50.1938" calcext:value-type="float">
            <text:p>50.1938</text:p>
          </table:table-cell>
          <table:table-cell table:style-name="ce1" office:value-type="float" office:value="234925" calcext:value-type="float">
            <text:p>234925</text:p>
          </table:table-cell>
          <table:table-cell table:style-name="ce1" office:value-type="float" office:value="10744" calcext:value-type="float">
            <text:p>10744</text:p>
          </table:table-cell>
          <table:table-cell table:style-name="ce1" office:value-type="float" office:value="319214" calcext:value-type="float">
            <text:p>319214</text:p>
          </table:table-cell>
          <table:table-cell table:style-name="ce1"/>
          <table:table-cell table:style-name="ce1" office:value-type="float" office:value="5742" calcext:value-type="float">
            <text:p>5742</text:p>
          </table:table-cell>
          <table:table-cell table:style-name="ce1" office:value-type="float" office:value="9.67644E-016" calcext:value-type="float">
            <text:p>9.67644E-1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1.301" calcext:value-type="float">
            <text:p>181.301</text:p>
          </table:table-cell>
          <table:table-cell table:style-name="ce3" office:value-type="float" office:value="159.398" calcext:value-type="float">
            <text:p>159.398</text:p>
          </table:table-cell>
          <table:table-cell table:style-name="ce3" office:value-type="float" office:value="119356" calcext:value-type="float">
            <text:p>119356</text:p>
          </table:table-cell>
          <table:table-cell table:style-name="ce3" office:value-type="float" office:value="5835" calcext:value-type="float">
            <text:p>5835</text:p>
          </table:table-cell>
          <table:table-cell table:style-name="ce3" office:value-type="float" office:value="35995" calcext:value-type="float">
            <text:p>35995</text:p>
          </table:table-cell>
          <table:table-cell table:style-name="ce3"/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.75241E-016" calcext:value-type="float">
            <text:p>4.75241E-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17" calcext:value-type="float">
            <text:p>126.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.114" calcext:value-type="float">
            <text:p>164.114</text:p>
          </table:table-cell>
          <table:table-cell table:style-name="ce1" office:value-type="float" office:value="156.473" calcext:value-type="float">
            <text:p>156.473</text:p>
          </table:table-cell>
          <table:table-cell table:style-name="ce1" office:value-type="float" office:value="845428" calcext:value-type="float">
            <text:p>845428</text:p>
          </table:table-cell>
          <table:table-cell table:style-name="ce1" office:value-type="float" office:value="32511" calcext:value-type="float">
            <text:p>32511</text:p>
          </table:table-cell>
          <table:table-cell table:style-name="ce1" office:value-type="float" office:value="1853746" calcext:value-type="float">
            <text:p>1853746</text:p>
          </table:table-cell>
          <table:table-cell table:style-name="ce1"/>
          <table:table-cell table:style-name="ce1" office:value-type="float" office:value="22586" calcext:value-type="float">
            <text:p>22586</text:p>
          </table:table-cell>
          <table:table-cell table:style-name="ce1" office:value-type="float" office:value="0.0000519909" calcext:value-type="float">
            <text:p>0.0000519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.113" calcext:value-type="float">
            <text:p>164.113</text:p>
          </table:table-cell>
          <table:table-cell office:value-type="float" office:value="156.259" calcext:value-type="float">
            <text:p>156.259</text:p>
          </table:table-cell>
          <table:table-cell office:value-type="float" office:value="855158" calcext:value-type="float">
            <text:p>855158</text:p>
          </table:table-cell>
          <table:table-cell office:value-type="float" office:value="34550" calcext:value-type="float">
            <text:p>34550</text:p>
          </table:table-cell>
          <table:table-cell office:value-type="float" office:value="2065552" calcext:value-type="float">
            <text:p>2065552</text:p>
          </table:table-cell>
          <table:table-cell/>
          <table:table-cell office:value-type="float" office:value="20899" calcext:value-type="float">
            <text:p>20899</text:p>
          </table:table-cell>
          <table:table-cell office:value-type="float" office:value="0.0842169" calcext:value-type="float">
            <text:p>0.08421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4.082" calcext:value-type="float">
            <text:p>164.082</text:p>
          </table:table-cell>
          <table:table-cell office:value-type="float" office:value="156.377" calcext:value-type="float">
            <text:p>156.377</text:p>
          </table:table-cell>
          <table:table-cell office:value-type="float" office:value="847459" calcext:value-type="float">
            <text:p>847459</text:p>
          </table:table-cell>
          <table:table-cell office:value-type="float" office:value="32818" calcext:value-type="float">
            <text:p>32818</text:p>
          </table:table-cell>
          <table:table-cell office:value-type="float" office:value="2203676" calcext:value-type="float">
            <text:p>2203676</text:p>
          </table:table-cell>
          <table:table-cell/>
          <table:table-cell office:value-type="float" office:value="25216" calcext:value-type="float">
            <text:p>25216</text:p>
          </table:table-cell>
          <table:table-cell office:value-type="float" office:value="15434500000" calcext:value-type="float">
            <text:p>15434500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4.577" calcext:value-type="float">
            <text:p>554.577</text:p>
          </table:table-cell>
          <table:table-cell table:style-name="ce3" office:value-type="float" office:value="502.816" calcext:value-type="float">
            <text:p>502.816</text:p>
          </table:table-cell>
          <table:table-cell table:style-name="ce3" office:value-type="float" office:value="362836" calcext:value-type="float">
            <text:p>362836</text:p>
          </table:table-cell>
          <table:table-cell table:style-name="ce3" office:value-type="float" office:value="15053" calcext:value-type="float">
            <text:p>15053</text:p>
          </table:table-cell>
          <table:table-cell table:style-name="ce3" office:value-type="float" office:value="166056" calcext:value-type="float">
            <text:p>166056</text:p>
          </table:table-cell>
          <table:table-cell table:style-name="ce3"/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.0000241764" calcext:value-type="float">
            <text:p>0.00002417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3.616" calcext:value-type="float">
            <text:p>123.6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2.309" calcext:value-type="float">
            <text:p>162.309</text:p>
          </table:table-cell>
          <table:table-cell office:value-type="float" office:value="154.447" calcext:value-type="float">
            <text:p>154.447</text:p>
          </table:table-cell>
          <table:table-cell office:value-type="float" office:value="839195" calcext:value-type="float">
            <text:p>839195</text:p>
          </table:table-cell>
          <table:table-cell office:value-type="float" office:value="37398" calcext:value-type="float">
            <text:p>37398</text:p>
          </table:table-cell>
          <table:table-cell office:value-type="float" office:value="2294507" calcext:value-type="float">
            <text:p>2294507</text:p>
          </table:table-cell>
          <table:table-cell/>
          <table:table-cell office:value-type="float" office:value="12758" calcext:value-type="float">
            <text:p>12758</text:p>
          </table:table-cell>
          <table:table-cell office:value-type="float" office:value="0.0000000000422014" calcext:value-type="float">
            <text:p>4.22014E-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Lib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717" calcext:value-type="float">
            <text:p>717</text:p>
          </table:table-cell>
          <table:table-cell table:style-name="ce1"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3.616" calcext:value-type="float">
            <text:p>123.6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.057" calcext:value-type="float">
            <text:p>162.057</text:p>
          </table:table-cell>
          <table:table-cell table:style-name="ce1" office:value-type="float" office:value="154.404" calcext:value-type="float">
            <text:p>154.404</text:p>
          </table:table-cell>
          <table:table-cell table:style-name="ce1" office:value-type="float" office:value="836906" calcext:value-type="float">
            <text:p>836906</text:p>
          </table:table-cell>
          <table:table-cell table:style-name="ce1" office:value-type="float" office:value="33075" calcext:value-type="float">
            <text:p>33075</text:p>
          </table:table-cell>
          <table:table-cell table:style-name="ce1" office:value-type="float" office:value="2322286" calcext:value-type="float">
            <text:p>2322286</text:p>
          </table:table-cell>
          <table:table-cell table:style-name="ce1"/>
          <table:table-cell table:style-name="ce1" office:value-type="float" office:value="13644" calcext:value-type="float">
            <text:p>13644</text:p>
          </table:table-cell>
          <table:table-cell table:style-name="ce1" office:value-type="float" office:value="0.0000000000374124" calcext:value-type="float">
            <text:p>3.74124E-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3.616" calcext:value-type="float">
            <text:p>123.6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2.27" calcext:value-type="float">
            <text:p>162.27</text:p>
          </table:table-cell>
          <table:table-cell office:value-type="float" office:value="154.547" calcext:value-type="float">
            <text:p>154.547</text:p>
          </table:table-cell>
          <table:table-cell office:value-type="float" office:value="842173" calcext:value-type="float">
            <text:p>842173</text:p>
          </table:table-cell>
          <table:table-cell office:value-type="float" office:value="30601" calcext:value-type="float">
            <text:p>30601</text:p>
          </table:table-cell>
          <table:table-cell office:value-type="float" office:value="2184712" calcext:value-type="float">
            <text:p>2184712</text:p>
          </table:table-cell>
          <table:table-cell/>
          <table:table-cell office:value-type="float" office:value="12780" calcext:value-type="float">
            <text:p>12780</text:p>
          </table:table-cell>
          <table:table-cell office:value-type="float" office:value="0.000000000000146518" calcext:value-type="float">
            <text:p>1.46518E-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HELib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3.616" calcext:value-type="float">
            <text:p>123.6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2.22" calcext:value-type="float">
            <text:p>162.22</text:p>
          </table:table-cell>
          <table:table-cell table:style-name="ce4" office:value-type="float" office:value="154.559" calcext:value-type="float">
            <text:p>154.559</text:p>
          </table:table-cell>
          <table:table-cell table:style-name="ce4" office:value-type="float" office:value="863300" calcext:value-type="float">
            <text:p>863300</text:p>
          </table:table-cell>
          <table:table-cell table:style-name="ce4" office:value-type="float" office:value="32424" calcext:value-type="float">
            <text:p>32424</text:p>
          </table:table-cell>
          <table:table-cell table:style-name="ce4" office:value-type="float" office:value="2297605" calcext:value-type="float">
            <text:p>2297605</text:p>
          </table:table-cell>
          <table:table-cell table:style-name="ce4"/>
          <table:table-cell table:style-name="ce4" office:value-type="float" office:value="14771" calcext:value-type="float">
            <text:p>14771</text:p>
          </table:table-cell>
          <table:table-cell table:style-name="ce4" office:value-type="float" office:value="0.000000000000142634" calcext:value-type="float">
            <text:p>1.42634E-13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EAL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32768" calcext:value-type="float">
            <text:p>3276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table:number-columns-repeated="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1.58" calcext:value-type="float">
            <text:p>1161.58</text:p>
          </table:table-cell>
          <table:table-cell table:style-name="ce3" office:value-type="float" office:value="1073.16" calcext:value-type="float">
            <text:p>1073.16</text:p>
          </table:table-cell>
          <table:table-cell table:style-name="ce3" office:value-type="float" office:value="850276" calcext:value-type="float">
            <text:p>850276</text:p>
          </table:table-cell>
          <table:table-cell table:style-name="ce3" office:value-type="float" office:value="23763" calcext:value-type="float">
            <text:p>23763</text:p>
          </table:table-cell>
          <table:table-cell table:style-name="ce3" office:value-type="float" office:value="539686" calcext:value-type="float">
            <text:p>539686</text:p>
          </table:table-cell>
          <table:table-cell table:style-name="ce3"/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.000000000000636936" calcext:value-type="float">
            <text:p>6.36936E-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7:54:44.647201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6T18:14:05.676954615</dc:date>
    <meta:editing-duration>PT1H50S</meta:editing-duration>
    <meta:editing-cycles>9</meta:editing-cycles>
    <meta:generator>LibreOffice/7.3.3.2$Linux_X86_64 LibreOffice_project/30$Build-2</meta:generator>
    <meta:document-statistic meta:table-count="1" meta:cell-count="75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5.677cm" svg:y="0.316cm" chart:style-name="ch2">
          <text:p>Memorie utilizată (MB)</text:p>
        </chart:title>
        <chart:plot-area chart:style-name="ch3" table:cell-range-address="1_power_raising_test_averages_depth_equiv.A2:1_power_raising_test_averages_depth_equiv.A13 1_power_raising_test_averages_depth_equiv.N2:1_power_raising_test_averages_depth_equiv.N13 1_power_raising_test_averages_depth_equiv.X2:1_power_raising_test_averages_depth_equiv.X13" chart:data-source-has-labels="column" svg:x="1.475cm" svg:y="1.275cm" svg:width="14.224cm" svg:height="6.452cm">
          <chart:coordinate-region svg:x="2.467cm" svg:y="1.474cm" svg:width="13.23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397cm" chart:style-name="ch7">
              <text:p>memorie</text:p>
            </chart:title>
            <chart:grid chart:style-name="ch8" chart:class="major"/>
          </chart:axis>
          <chart:series chart:style-name="ch9" chart:values-cell-range-address="1_power_raising_test_averages_depth_equiv.N2:1_power_raising_test_averages_depth_equiv.N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24.4977">
                <text:p>24.4977</text:p>
                <draw:g>
                  <svg:desc>1_power_raising_test_averages_depth_equiv.N2:1_power_raising_test_averages_depth_equiv.N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60.6781">
                <text:p>60.678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24.243">
                <text:p>24.24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40.9937">
                <text:p>40.993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58.0633">
                <text:p>58.063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279.813">
                <text:p>279.81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57.8219">
                <text:p>57.8219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81.301">
                <text:p>181.30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64.114">
                <text:p>164.11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554.577">
                <text:p>554.57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62.057">
                <text:p>162.057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161.58">
                <text:p>1161.58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5.928cm" svg:y="0.316cm" chart:style-name="ch2">
          <text:p>Timp Generare Chei</text:p>
        </chart:title>
        <chart:plot-area chart:style-name="ch3" table:cell-range-address="1_power_raising_test_averages_depth_equiv.A2:1_power_raising_test_averages_depth_equiv.A13 1_power_raising_test_averages_depth_equiv.P2:1_power_raising_test_averages_depth_equiv.P13 1_power_raising_test_averages_depth_equiv.X2:1_power_raising_test_averages_depth_equiv.X13" chart:data-source-has-labels="column" svg:x="1.475cm" svg:y="1.275cm" svg:width="14.224cm" svg:height="6.452cm">
          <chart:coordinate-region svg:x="2.837cm" svg:y="1.474cm" svg:width="12.86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P2:1_power_raising_test_averages_depth_equiv.P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59551">
                <text:p>59551</text:p>
                <draw:g>
                  <svg:desc>1_power_raising_test_averages_depth_equiv.P2:1_power_raising_test_averages_depth_equiv.P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37838">
                <text:p>3783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57248">
                <text:p>57248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1127">
                <text:p>2112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231529">
                <text:p>231529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192862">
                <text:p>19286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234925">
                <text:p>23492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19356">
                <text:p>11935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845428">
                <text:p>845428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362836">
                <text:p>36283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836906">
                <text:p>83690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850276">
                <text:p>850276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576cm" svg:y="0.316cm" chart:style-name="ch2">
          <text:p>Timp Criptare</text:p>
        </chart:title>
        <chart:plot-area chart:style-name="ch3" table:cell-range-address="1_power_raising_test_averages_depth_equiv.A2:1_power_raising_test_averages_depth_equiv.A13 1_power_raising_test_averages_depth_equiv.Q2:1_power_raising_test_averages_depth_equiv.Q13 1_power_raising_test_averages_depth_equiv.X2:1_power_raising_test_averages_depth_equiv.X13" chart:data-source-has-labels="column" svg:x="1.475cm" svg:y="1.275cm" svg:width="14.224cm" svg:height="6.452cm">
          <chart:coordinate-region svg:x="2.652cm" svg:y="1.474cm" svg:width="13.047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Q2:1_power_raising_test_averages_depth_equiv.Q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3018">
                <text:p>3018</text:p>
                <draw:g>
                  <svg:desc>1_power_raising_test_averages_depth_equiv.Q2:1_power_raising_test_averages_depth_equiv.Q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2280">
                <text:p>2280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3020">
                <text:p>302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908">
                <text:p>190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10505">
                <text:p>1050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7356">
                <text:p>735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10744">
                <text:p>1074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5835">
                <text:p>583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32511">
                <text:p>32511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5053">
                <text:p>1505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33075">
                <text:p>3307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23763">
                <text:p>23763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51cm" svg:y="0.316cm" chart:style-name="ch2">
          <text:p>Timp Înmulțire</text:p>
        </chart:title>
        <chart:plot-area chart:style-name="ch3" table:cell-range-address="1_power_raising_test_averages_depth_equiv.A2:1_power_raising_test_averages_depth_equiv.A13 1_power_raising_test_averages_depth_equiv.S2:1_power_raising_test_averages_depth_equiv.S13 1_power_raising_test_averages_depth_equiv.X2:1_power_raising_test_averages_depth_equiv.X13" chart:data-source-has-labels="column" svg:x="1.475cm" svg:y="1.275cm" svg:width="14.224cm" svg:height="6.452cm">
          <chart:coordinate-region svg:x="2.837cm" svg:y="1.474cm" svg:width="12.862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S2:1_power_raising_test_averages_depth_equiv.S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10016">
                <text:p>10016</text:p>
                <draw:g>
                  <svg:desc>1_power_raising_test_averages_depth_equiv.S2:1_power_raising_test_averages_depth_equiv.S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1454">
                <text:p>145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4545">
                <text:p>454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023">
                <text:p>1023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47182">
                <text:p>4718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7472">
                <text:p>747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45602">
                <text:p>4560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5142">
                <text:p>514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85375">
                <text:p>18537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6606">
                <text:p>16606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29016">
                <text:p>12901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31746">
                <text:p>31746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7.119cm" svg:y="0.316cm" chart:style-name="ch2">
          <text:p>Precizie</text:p>
        </chart:title>
        <chart:plot-area chart:style-name="ch3" table:cell-range-address="1_power_raising_test_averages_depth_equiv.A2:1_power_raising_test_averages_depth_equiv.A13 1_power_raising_test_averages_depth_equiv.V2:1_power_raising_test_averages_depth_equiv.V13 1_power_raising_test_averages_depth_equiv.X2:1_power_raising_test_averages_depth_equiv.X13" chart:data-source-has-labels="column" svg:x="1.475cm" svg:y="1.275cm" svg:width="14.224cm" svg:height="6.452cm">
          <chart:coordinate-region svg:x="2.41cm" svg:y="1.474cm" svg:width="13.289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6.257cm" chart:style-name="ch7">
              <text:p>durație -log10(err)</text:p>
            </chart:title>
            <chart:grid chart:style-name="ch8" chart:class="major"/>
          </chart:axis>
          <chart:series chart:style-name="ch9" chart:values-cell-range-address="1_power_raising_test_averages_depth_equiv.V2:1_power_raising_test_averages_depth_equiv.V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4">
                <text:p>4</text:p>
                <draw:g>
                  <svg:desc>1_power_raising_test_averages_depth_equiv.V2:1_power_raising_test_averages_depth_equiv.V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4">
                <text:p>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17">
                <text:p>17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17">
                <text:p>1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5">
                <text:p>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5">
                <text:p>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15">
                <text:p>15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15">
                <text:p>15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4">
                <text:p>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4">
                <text:p>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0">
                <text:p>1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2">
                <text:p>12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bar" chart:style-name="ch1">
        <chart:title svg:x="6.338cm" svg:y="0.316cm" chart:style-name="ch2">
          <text:p>Timp Decriptare</text:p>
        </chart:title>
        <chart:plot-area chart:style-name="ch3" table:cell-range-address="1_power_raising_test_averages_depth_equiv.A2:1_power_raising_test_averages_depth_equiv.A13 1_power_raising_test_averages_depth_equiv.T2:1_power_raising_test_averages_depth_equiv.T13 1_power_raising_test_averages_depth_equiv.X2:1_power_raising_test_averages_depth_equiv.X13" chart:data-source-has-labels="column" svg:x="1.475cm" svg:y="1.275cm" svg:width="14.224cm" svg:height="6.452cm">
          <chart:coordinate-region svg:x="2.652cm" svg:y="1.474cm" svg:width="13.047cm" svg:height="4.245cm"/>
          <chart:axis chart:dimension="x" chart:name="primary-x" chart:style-name="ch4" chartooo:axis-type="text">
            <chart:title svg:x="7.413cm" svg:y="7.907cm" chart:style-name="ch5">
              <text:p>configurație</text:p>
            </chart:title>
            <chart:categories table:cell-range-address="1_power_raising_test_averages_depth_equiv.A2:1_power_raising_test_averages_depth_equiv.A13"/>
          </chart:axis>
          <chart:axis chart:dimension="y" chart:name="primary-y" chart:style-name="ch6">
            <chart:title svg:x="0.451cm" svg:y="5.636cm" chart:style-name="ch7">
              <text:p>durație (μs)</text:p>
            </chart:title>
            <chart:grid chart:style-name="ch8" chart:class="major"/>
          </chart:axis>
          <chart:series chart:style-name="ch9" chart:values-cell-range-address="1_power_raising_test_averages_depth_equiv.T2:1_power_raising_test_averages_depth_equiv.T13" chart:class="chart:bar">
            <chart:data-point chart:repeated="12"/>
            <loext:propertry-mapping loext:property="FillColor" loext:cell-range-address="1_power_raising_test_averages_depth_equiv.X2:1_power_raising_test_averages_depth_equiv.X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1_power_raising_test_averages_depth_equiv.A2:1_power_raising_test_averages_depth_equiv.A13</svg:desc>
                </draw:g>
              </table:table-cell>
              <table:table-cell office:value-type="float" office:value="2987">
                <text:p>2987</text:p>
                <draw:g>
                  <svg:desc>1_power_raising_test_averages_depth_equiv.T2:1_power_raising_test_averages_depth_equiv.T13</svg:desc>
                </draw:g>
              </table:table-cell>
              <table:table-cell office:value-type="float" office:value="29884416">
                <text:p>29884416</text:p>
                <draw:g>
                  <svg:desc>1_power_raising_test_averages_depth_equiv.X2:1_power_raising_test_averages_depth_equiv.X13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208">
                <text:p>208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2453">
                <text:p>2453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02">
                <text:p>202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6660">
                <text:p>6660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414">
                <text:p>414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5742">
                <text:p>5742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431">
                <text:p>431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22586">
                <text:p>22586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897">
                <text:p>897</text:p>
              </table:table-cell>
              <table:table-cell office:value-type="float" office:value="16777416">
                <text:p>16777416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3644">
                <text:p>13644</text:p>
              </table:table-cell>
              <table:table-cell office:value-type="float" office:value="29884416">
                <text:p>29884416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819">
                <text:p>819</text:p>
              </table:table-cell>
              <table:table-cell office:value-type="float" office:value="16777416">
                <text:p>16777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